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fo:margin-left="0.0134in" fo:margin-right="0.2098in" fo:margin-top="0in" fo:margin-bottom="0in" loext:contextual-spacing="false" fo:line-height="221%" fo:text-align="start" style:justify-single-word="false" fo:keep-together="auto" fo:orphans="0" fo:widows="0" fo:text-indent="0.0035in" style:auto-text-indent="false" style:page-number="1" fo:break-before="auto" fo:break-after="auto" fo:padding="0in" fo:border="none" fo:keep-with-next="auto"/>
    </style:style>
    <style:style style:name="P2" style:family="paragraph" style:parent-style-name="Standard">
      <style:paragraph-properties fo:margin-left="0.0091in" fo:margin-right="0.3811in" fo:margin-top="0.1236in" fo:margin-bottom="0in" loext:contextual-spacing="false" fo:line-height="110%" fo:text-align="start" style:justify-single-word="false" fo:keep-together="auto" fo:orphans="0" fo:widows="0" fo:text-indent="0.0016in" style:auto-text-indent="false" fo:break-before="auto" fo:break-after="auto" fo:padding="0in" fo:border="none" fo:keep-with-next="auto"/>
    </style:style>
    <style:style style:name="P3" style:family="paragraph" style:parent-style-name="Standard">
      <style:paragraph-properties fo:margin-left="0.0043in" fo:margin-right="0.0728in" fo:margin-top="0.2098in" fo:margin-bottom="0in" loext:contextual-spacing="false" fo:line-height="110%" fo:text-align="start" style:justify-single-word="false" fo:keep-together="auto" fo:orphans="0" fo:widows="0" fo:text-indent="0.0063in" style:auto-text-indent="false" fo:break-before="auto" fo:break-after="auto" fo:padding="0in" fo:border="none" fo:keep-with-next="auto"/>
    </style:style>
    <style:style style:name="P4" style:family="paragraph" style:parent-style-name="Standard">
      <style:paragraph-properties fo:margin-left="0.0091in" fo:margin-right="0.4827in" fo:margin-top="0.2098in" fo:margin-bottom="0in" loext:contextual-spacing="false" fo:line-height="110%" fo:text-align="start" style:justify-single-word="false" fo:keep-together="auto" fo:orphans="0" fo:widows="0" fo:text-indent="0.0016in" style:auto-text-indent="false" fo:break-before="auto" fo:break-after="auto" fo:padding="0in" fo:border="none" fo:keep-with-next="auto"/>
    </style:style>
    <style:style style:name="P5" style:family="paragraph" style:parent-style-name="Standard">
      <style:paragraph-properties fo:margin-left="0.0091in" fo:margin-right="0.3898in" fo:margin-top="0.2098in" fo:margin-bottom="0in" loext:contextual-spacing="false" fo:line-height="110%" fo:text-align="start" style:justify-single-word="false" fo:keep-together="auto" fo:orphans="0" fo:widows="0" fo:text-indent="-0.002in" style:auto-text-indent="false" fo:break-before="auto" fo:break-after="auto" fo:padding="0in" fo:border="none" fo:keep-with-next="auto"/>
    </style:style>
    <style:style style:name="P6" style:family="paragraph" style:parent-style-name="Standard">
      <style:paragraph-properties fo:margin-left="0.0134in" fo:margin-right="0in" fo:margin-top="0.81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 style:family="paragraph" style:parent-style-name="Standard">
      <style:paragraph-properties fo:margin-left="0.0134in" fo:margin-right="0in" fo:margin-top="0.61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 style:family="paragraph" style:parent-style-name="Standard">
      <style:paragraph-properties fo:margin-left="0.0134in" fo:margin-right="0in" fo:margin-top="0.53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 style:family="paragraph" style:parent-style-name="Standard">
      <style:paragraph-properties fo:margin-left="0.0016in" fo:margin-right="0in" fo:margin-top="0.2898in" fo:margin-bottom="0in" loext:contextual-spacing="false" fo:line-height="110%" fo:text-align="start" style:justify-single-word="false" fo:keep-together="auto" fo:orphans="0" fo:widows="0" fo:text-indent="0.0091in" style:auto-text-indent="false" fo:break-before="auto" fo:break-after="auto" fo:padding="0in" fo:border="none" fo:keep-with-next="auto"/>
    </style:style>
    <style:style style:name="P10" style:family="paragraph" style:parent-style-name="Standard">
      <style:paragraph-properties fo:margin-left="0in" fo:margin-right="0in" fo:margin-top="0.271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 style:family="paragraph" style:parent-style-name="Standard">
      <style:paragraph-properties fo:margin-left="0.0083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 style:family="paragraph" style:parent-style-name="Standard">
      <style:paragraph-properties fo:margin-left="0.011in" fo:margin-right="0in" fo:margin-top="0.28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 style:family="paragraph" style:parent-style-name="Standard">
      <style:paragraph-properties fo:margin-left="0.2626in" fo:margin-right="0.0591in" fo:margin-top="0.2256in" fo:margin-bottom="0in" loext:contextual-spacing="false" fo:line-height="110%" fo:text-align="start" style:justify-single-word="false" fo:keep-together="auto" fo:orphans="0" fo:widows="0" fo:text-indent="0in" style:auto-text-indent="false" fo:break-before="auto" fo:break-after="auto" fo:padding="0in" fo:border="none" fo:keep-with-next="auto"/>
    </style:style>
    <style:style style:name="P14" style:family="paragraph" style:parent-style-name="Standard">
      <style:paragraph-properties fo:margin-left="0.0091in" fo:margin-right="0.0925in" fo:margin-top="0.4118in" fo:margin-bottom="0in" loext:contextual-spacing="false" fo:line-height="110%" fo:text-align="start" style:justify-single-word="false" fo:keep-together="auto" fo:orphans="0" fo:widows="0" fo:text-indent="0.0016in" style:auto-text-indent="false" fo:break-before="auto" fo:break-after="auto" fo:padding="0in" fo:border="none" fo:keep-with-next="auto"/>
    </style:style>
    <style:style style:name="P15" style:family="paragraph" style:parent-style-name="Standard">
      <style:paragraph-properties fo:margin-left="0.0035in" fo:margin-right="0in" fo:margin-top="0.46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6" style:family="paragraph" style:parent-style-name="Standard">
      <style:paragraph-properties fo:margin-left="0.2543in" fo:margin-right="0in" fo:margin-top="0.032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paragraph-properties fo:margin-left="0.2543in" fo:margin-right="0in" fo:margin-top="0.0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8" style:family="paragraph" style:parent-style-name="Standard">
      <style:paragraph-properties fo:margin-left="0.0102in" fo:margin-right="0in" fo:margin-top="0.28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 style:family="paragraph" style:parent-style-name="Standard">
      <style:paragraph-properties fo:margin-left="0.0102in" fo:margin-right="0in" fo:margin-top="0.40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0" style:family="paragraph" style:parent-style-name="Standard">
      <style:paragraph-properties fo:margin-left="0.0102in" fo:margin-right="0in" fo:margin-top="0.411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 style:family="paragraph" style:parent-style-name="Standard">
      <style:paragraph-properties fo:margin-left="0.5091in" fo:margin-right="0.4043in" fo:margin-top="0.248in" fo:margin-bottom="0in" loext:contextual-spacing="false" fo:line-height="116%" fo:text-align="justify" style:justify-single-word="false" fo:keep-together="auto" fo:orphans="0" fo:widows="0" fo:text-indent="0.002in" style:auto-text-indent="false" fo:break-before="auto" fo:break-after="auto" fo:padding="0in" fo:border="none" fo:keep-with-next="auto"/>
    </style:style>
    <style:style style:name="P22" style:family="paragraph" style:parent-style-name="Standard">
      <style:paragraph-properties fo:margin-left="0.511in" fo:margin-right="0in" fo:margin-top="0.24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 style:family="paragraph" style:parent-style-name="Standard">
      <style:paragraph-properties fo:margin-left="0.0102in" fo:margin-right="0.172in" fo:margin-top="0.0457in" fo:margin-bottom="0in" loext:contextual-spacing="false" fo:line-height="330%" fo:text-align="start" style:justify-single-word="false" fo:keep-together="auto" fo:orphans="0" fo:widows="0" fo:text-indent="0.5in" style:auto-text-indent="false" fo:break-before="auto" fo:break-after="auto" fo:padding="0in" fo:border="none" fo:keep-with-next="auto"/>
    </style:style>
    <style:style style:name="P24" style:family="paragraph" style:parent-style-name="Standard">
      <style:paragraph-properties fo:margin-left="0.5091in" fo:margin-right="0.1075in" fo:margin-top="0in" fo:margin-bottom="0in" loext:contextual-spacing="false" fo:line-height="110%" fo:text-align="start" style:justify-single-word="false" fo:keep-together="auto" fo:orphans="0" fo:widows="0" fo:text-indent="-0.0098in" style:auto-text-indent="false" fo:break-before="auto" fo:break-after="auto" fo:padding="0in" fo:border="none" fo:keep-with-next="auto"/>
    </style:style>
    <style:style style:name="P25" style:family="paragraph" style:parent-style-name="Standard">
      <style:paragraph-properties fo:margin-left="0.5047in" fo:margin-right="0.039in" fo:margin-top="0.0307in" fo:margin-bottom="0in" loext:contextual-spacing="false" fo:line-height="114%" fo:text-align="start" style:justify-single-word="false" fo:keep-together="auto" fo:orphans="0" fo:widows="0" fo:text-indent="0.002in" style:auto-text-indent="false" fo:break-before="auto" fo:break-after="auto" fo:padding="0in" fo:border="none" fo:keep-with-next="auto"/>
    </style:style>
    <style:style style:name="P26" style:family="paragraph" style:parent-style-name="Standard">
      <style:paragraph-properties fo:margin-left="0.5043in" fo:margin-right="0.4335in" fo:margin-top="0.0244in" fo:margin-bottom="0in" loext:contextual-spacing="false" fo:line-height="110%" fo:text-align="start" style:justify-single-word="false" fo:keep-together="auto" fo:orphans="0" fo:widows="0" fo:text-indent="0.002in" style:auto-text-indent="false" fo:break-before="auto" fo:break-after="auto" fo:padding="0in" fo:border="none" fo:keep-with-next="auto"/>
    </style:style>
    <style:style style:name="P27" style:family="paragraph" style:parent-style-name="Standard">
      <style:paragraph-properties fo:margin-left="0.5091in" fo:margin-right="0.6965in" fo:margin-top="0.0457in" fo:margin-bottom="0in" loext:contextual-spacing="false" fo:line-height="110%" fo:text-align="start" style:justify-single-word="false" fo:keep-together="auto" fo:orphans="0" fo:widows="0" fo:text-indent="-0.002in" style:auto-text-indent="false" fo:break-before="auto" fo:break-after="auto" fo:padding="0in" fo:border="none" fo:keep-with-next="auto"/>
    </style:style>
    <style:style style:name="P28" style:family="paragraph" style:parent-style-name="Standard">
      <style:paragraph-properties fo:margin-left="0.5047in" fo:margin-right="0.0764in" fo:margin-top="0.0307in" fo:margin-bottom="0in" loext:contextual-spacing="false" fo:line-height="110%" fo:text-align="start" style:justify-single-word="false" fo:keep-together="auto" fo:orphans="0" fo:widows="0" fo:text-indent="0.0008in" style:auto-text-indent="false" fo:break-before="auto" fo:break-after="auto" fo:padding="0in" fo:border="none" fo:keep-with-next="auto"/>
    </style:style>
    <style:style style:name="T1" style:family="text">
      <style:text-properties fo:font-variant="normal" fo:text-transform="none" fo:color="#a61c00"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T2" style:family="text">
      <style:text-properties fo:font-variant="normal" fo:text-transform="none" fo:color="#000000"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T3"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YECTO 5: </text:span><text:span text:style-name="T2">Proyecto CV - Detección de Objetos </text:span><text:span text:style-name="T3">Planteamiento </text:span></text:p>
      <text:p text:style-name="P2"><text:span text:style-name="T4">Una empresa de publicidad quiere comprobar cuánto tiempo aparecen los logos de las marcas que representan en pantalla para evaluar dónde dirigir sus esfuerzos. </text:span></text:p>
      <text:p text:style-name="P3"><text:span text:style-name="T4">Para ello quieren que sus dos mejores expertos en IA creen un modelo de detección de marcas en vídeos, para ello deberéis entrenar un modelo, a partir de imágenes obtenidas por los expertos en IA, el objetivo es analizar un vídeo y decidir si se ha detectado la nueva categoría (marca), y si se ha hecho dar un informe de cuanto tiempo aparece la nueva categoría en el vídeo, también dar un porcentaje del tiempo en que aparece. Guardar las detecciones en una base de datos. </text:span></text:p>
      <text:p text:style-name="P4"><text:span text:style-name="T4">El procesado no es necesario que sea en tiempo real, el objetivo es analizar vídeos y presentar un informe. </text:span></text:p>
      <text:p text:style-name="P5"><text:span text:style-name="T4">Como de momento solo es una prueba de concepto os permiten elegir los logos de las marcas que queráis utilizar, con la idea de ir ampliando la lista en el futuro. </text:span></text:p>
      <text:p text:style-name="P6"><text:span text:style-name="T3">Metodología </text:span></text:p>
      <text:p text:style-name="P9"><text:span text:style-name="T4">Para realizar este proyecto se va a emplear una metodología de programación llamada “Pair Programming”. El pair programming especifica que </text:span><text:span text:style-name="T5">siempre haya dos personas trabajando al mismo tiempo en el código</text:span><text:span text:style-name="T4">, una se encarga de escribir el código (Piloto) y la otra de supervisar en tiempo real (Copiloto). Al mismo tiempo, están constantemente intercambiando impresiones: debaten problemas, encuentran soluciones y desarrollan ideas creativas. </text:span></text:p>
      <text:p text:style-name="P7"><text:span text:style-name="T3">Plazos </text:span></text:p>
      <text:p text:style-name="P10"><text:span text:style-name="T4">Vuestro jefe quiere ver las propuestas de solución el día </text:span><text:span text:style-name="T5">21 de Enero.</text:span></text:p>
      <text:p text:style-name="P11"><text:span text:style-name="T3">Condiciones de entrega </text:span></text:p>
      <text:p text:style-name="P12"><text:span text:style-name="T4">Para el día de la reunión (21 de Diciembre), será necesario entregar: </text:span></text:p>
      <text:p text:style-name="P13"><text:span text:style-name="T4">● Una presentación de negocio con explicación de la solución que habéis realizado. ● Una presentación de código explicando la solución implementada y defendiendo por qué consideráis que esa es la mejor solución dadas las condiciones. </text:span></text:p>
      <text:p text:style-name="P14"><text:span text:style-name="T5">NOTA</text:span><text:span text:style-name="T4">: Se tendrá en cuenta la calidad y la claridad del código entregado. El tiempo total de las presentaciones combinadas es de 30 min. </text:span></text:p>
      <text:p text:style-name="P15"><text:span text:style-name="T3">Tecnologías </text:span></text:p>
      <text:p text:style-name="P16"><text:span text:style-name="T4">- OpenCV </text:span></text:p>
      <text:p text:style-name="P17"><text:span text:style-name="T4">- YOLO </text:span></text:p>
      <text:p text:style-name="P17"><text:span text:style-name="T4">- Faster R-CNN </text:span></text:p>
      <text:p text:style-name="P17"><text:span text:style-name="T4">- SSD </text:span></text:p>
      <text:p text:style-name="P17"><text:span text:style-name="T4">- TensorFlow Object Detection API </text:span></text:p>
      <text:p text:style-name="P17"><text:span text:style-name="T4">- Pytorch/Torchvision </text:span></text:p>
      <text:p text:style-name="P17"><text:span text:style-name="T4">- Detectron2 </text:span></text:p>
      <text:p text:style-name="P17"><text:span text:style-name="T4">- scikit-image </text:span></text:p>
      <text:p text:style-name="P17"><text:span text:style-name="T4">- pillow </text:span></text:p>
      <text:p text:style-name="P17"><text:span text:style-name="T4">- TensorFlow/Keras </text:span></text:p>
      <text:p text:style-name="P17"><text:span text:style-name="T4">- PyTorch </text:span></text:p>
      <text:p text:style-name="P8"><text:soft-page-break/><text:span text:style-name="T3">Niveles de Entrega </text:span></text:p>
      <text:p text:style-name="P18"><text:span text:style-name="T4">Nivel Esencial: </text:span></text:p>
      <text:p text:style-name="P21"><text:span text:style-name="T4">Entrenar un modelo que detecte una nueva categoría y la localice dentro de un bounding box visible. En este nivel la detección puede ser en una sola imagen. El modelo debe reconocer al menos una marca. </text:span></text:p>
      <text:p text:style-name="P19"><text:span text:style-name="T4">Nivel Medio: </text:span></text:p>
      <text:p text:style-name="P22"><text:span text:style-name="T4">El modelo deberá funcionar con archivos de video. </text:span></text:p>
      <text:p text:style-name="P23"><text:span text:style-name="T4">Deberá incluirse debajo de cada detección el nombre de la nueva clase detectada. Nivel Avanzado:</text:span></text:p>
      <text:p text:style-name="P24"><text:span text:style-name="T4">Añadir porcentaje de seguridad en el reconocimiento de forma que sea visible en la pantalla junto al nombre del objeto reconocido. </text:span></text:p>
      <text:p text:style-name="P25"><text:span text:style-name="T4">G n, así como cualquier otra información que se considere relevante. Guardar los datos de detección en una base de datos, junto con el nombre del video al que pertenecen, las imágenes recortadas de los bounding boxes, así como cualquier otra información que creáis relevante. </text:span></text:p>
      <text:p text:style-name="P26"><text:span text:style-name="T4">Crear un modelo multimarca que sea capaz de reconocer más de una marca y guardar datos relativos a todas las marcas que sea capaz de detectar. </text:span></text:p>
      <text:p text:style-name="P20"><text:span text:style-name="T4">Nivel Experto: </text:span></text:p>
      <text:p text:style-name="P27"><text:span text:style-name="T4">Crear un front para poder subir los vídeos de forma sencilla y visualizar los resultados en una aplicación web. </text:span></text:p>
      <text:p text:style-name="P28"><text:span text:style-name="T4">Servir el modelo en cloud y apificarlo para poder acceder al modelo desde cualquier cliente. </text:span></text:p>
      <text:p text:style-name="P6"><text:span text:style-name="T3">Datos </text:span></text:p>
      <text:p text:style-name="P18"><text:span text:style-name="T4">Los datos debéis obtenerlos y etiquetarlos como parte del proyec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6929in" style:num-format="1" style:print-orientation="portrait" fo:margin-top="0.9839in" fo:margin-bottom="1.5346in" fo:margin-left="1in" fo:margin-right="0.998in" style:writing-mode="lr-tb" style:layout-grid-color="#c0c0c0" style:layout-grid-lines="2330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9" meta:word-count="554" meta:character-count="3370" meta:non-whitespace-character-count="2819"/>
    <meta:generator>LibreOfficeDev/6.0.5.2$Linux_X86_64 LibreOffice_project/</meta:generator>
  </office:meta>
</office:document-meta>
</file>